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officeooo:rsid="0017e32c" officeooo:paragraph-rsid="0017e32c"/>
    </style:style>
    <style:style style:name="P2" style:family="paragraph" style:parent-style-name="Standard">
      <style:paragraph-properties fo:text-align="justify" style:justify-single-word="false"/>
      <style:text-properties officeooo:paragraph-rsid="00188746"/>
    </style:style>
    <style:style style:name="P3" style:family="paragraph" style:parent-style-name="Standard">
      <style:paragraph-properties fo:text-align="justify" style:justify-single-word="false"/>
      <style:text-properties officeooo:paragraph-rsid="002bbe02"/>
    </style:style>
    <style:style style:name="P4" style:family="paragraph" style:parent-style-name="Standard">
      <style:paragraph-properties fo:text-align="justify" style:justify-single-word="false"/>
      <style:text-properties officeooo:paragraph-rsid="003ab2b8"/>
    </style:style>
    <style:style style:name="P5" style:family="paragraph" style:parent-style-name="Standard">
      <style:paragraph-properties fo:text-align="justify" style:justify-single-word="false"/>
      <style:text-properties officeooo:paragraph-rsid="0049517b"/>
    </style:style>
    <style:style style:name="P6" style:family="paragraph" style:parent-style-name="Standard">
      <style:paragraph-properties fo:text-align="justify" style:justify-single-word="false"/>
      <style:text-properties style:font-name="Times New Roman" fo:font-size="11pt" fo:font-weight="normal" officeooo:rsid="001c60ce" officeooo:paragraph-rsid="00188746"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mes New Roman" fo:font-size="11pt" fo:font-weight="normal" officeooo:rsid="002b98f6" officeooo:paragraph-rsid="002bbe02"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imes New Roman" fo:font-size="11pt" fo:font-weight="normal" officeooo:rsid="00358566" officeooo:paragraph-rsid="003ab2b8"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imes New Roman" fo:font-size="11pt" fo:font-weight="normal" officeooo:rsid="0042d25f" officeooo:paragraph-rsid="003ab2b8"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fo:language="fr" fo:country="FR" fo:font-weight="normal" officeooo:rsid="004984b4" officeooo:paragraph-rsid="0049517b"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Times New Roman" fo:font-size="11pt" fo:language="fr" fo:country="FR" fo:font-weight="normal" officeooo:rsid="004ec8e2" officeooo:paragraph-rsid="0049517b" style:font-size-asian="11pt" style:font-weight-asian="normal" style:font-size-complex="11pt" style:font-weight-complex="normal"/>
    </style:style>
    <style:style style:name="T1" style:family="text">
      <style:text-properties style:font-name="Times New Roman" fo:font-size="11pt" officeooo:rsid="00188746" style:font-size-asian="9.60000038146973pt" style:font-size-complex="11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1pt" fo:font-weight="normal" officeooo:rsid="0019b1a0" style:font-size-asian="11pt" style:font-weight-asian="normal" style:font-size-complex="11pt" style:font-weight-complex="normal"/>
    </style:style>
    <style:style style:name="T4" style:family="text">
      <style:text-properties style:font-name="Times New Roman" fo:font-size="11pt" fo:font-weight="normal" officeooo:rsid="001b99aa" style:font-size-asian="11pt" style:font-weight-asian="normal" style:font-size-complex="11pt" style:font-weight-complex="normal"/>
    </style:style>
    <style:style style:name="T5" style:family="text">
      <style:text-properties style:font-name="Times New Roman" fo:font-size="11pt" fo:font-weight="normal" officeooo:rsid="001c60ce" style:font-size-asian="11pt" style:font-weight-asian="normal" style:font-size-complex="11pt" style:font-weight-complex="normal"/>
    </style:style>
    <style:style style:name="T6" style:family="text">
      <style:text-properties style:font-name="Times New Roman" fo:font-size="11pt" fo:font-weight="normal" officeooo:rsid="001eed81" style:font-size-asian="11pt" style:font-weight-asian="normal" style:font-size-complex="11pt" style:font-weight-complex="normal"/>
    </style:style>
    <style:style style:name="T7" style:family="text">
      <style:text-properties style:font-name="Times New Roman" fo:font-size="11pt" fo:font-weight="normal" officeooo:rsid="0020cb7a" style:font-size-asian="11pt" style:font-weight-asian="normal" style:font-size-complex="11pt" style:font-weight-complex="normal"/>
    </style:style>
    <style:style style:name="T8" style:family="text">
      <style:text-properties style:font-name="Times New Roman" fo:font-size="11pt" fo:font-weight="normal" officeooo:rsid="0022935f" style:font-size-asian="11pt" style:font-weight-asian="normal" style:font-size-complex="11pt" style:font-weight-complex="normal"/>
    </style:style>
    <style:style style:name="T9" style:family="text">
      <style:text-properties style:font-name="Times New Roman" fo:font-size="11pt" fo:font-weight="normal" officeooo:rsid="002408fd" style:font-size-asian="11pt" style:font-weight-asian="normal" style:font-size-complex="11pt" style:font-weight-complex="normal"/>
    </style:style>
    <style:style style:name="T10" style:family="text">
      <style:text-properties style:font-name="Times New Roman" fo:font-size="11pt" fo:font-weight="normal" officeooo:rsid="0024e9aa" style:font-size-asian="11pt" style:font-weight-asian="normal" style:font-size-complex="11pt" style:font-weight-complex="normal"/>
    </style:style>
    <style:style style:name="T11" style:family="text">
      <style:text-properties style:font-name="Times New Roman" fo:font-size="11pt" fo:font-weight="normal" officeooo:rsid="00269111" style:font-size-asian="11pt" style:font-weight-asian="normal" style:font-size-complex="11pt" style:font-weight-complex="normal"/>
    </style:style>
    <style:style style:name="T12" style:family="text">
      <style:text-properties style:font-name="Times New Roman" fo:font-size="11pt" fo:font-weight="normal" officeooo:rsid="00282920" style:font-size-asian="11pt" style:font-weight-asian="normal" style:font-size-complex="11pt" style:font-weight-complex="normal"/>
    </style:style>
    <style:style style:name="T13" style:family="text">
      <style:text-properties style:font-name="Times New Roman" fo:font-size="11pt" fo:font-weight="normal" officeooo:rsid="0029d072" style:font-size-asian="11pt" style:font-weight-asian="normal" style:font-size-complex="11pt" style:font-weight-complex="normal"/>
    </style:style>
    <style:style style:name="T14" style:family="text">
      <style:text-properties style:font-name="Times New Roman" fo:font-size="11pt" fo:font-weight="normal" officeooo:rsid="002b98f6" style:font-size-asian="11pt" style:font-weight-asian="normal" style:font-size-complex="11pt" style:font-weight-complex="normal"/>
    </style:style>
    <style:style style:name="T15" style:family="text">
      <style:text-properties style:font-name="Times New Roman" fo:font-size="11pt" fo:font-weight="normal" officeooo:rsid="002bbe02" style:font-size-asian="11pt" style:font-weight-asian="normal" style:font-size-complex="11pt" style:font-weight-complex="normal"/>
    </style:style>
    <style:style style:name="T16" style:family="text">
      <style:text-properties style:font-name="Times New Roman" fo:font-size="11pt" fo:font-weight="normal" officeooo:rsid="002ca367" style:font-size-asian="11pt" style:font-weight-asian="normal" style:font-size-complex="11pt" style:font-weight-complex="normal"/>
    </style:style>
    <style:style style:name="T17" style:family="text">
      <style:text-properties style:font-name="Times New Roman" fo:font-size="11pt" fo:font-weight="normal" officeooo:rsid="002dad9a" style:font-size-asian="11pt" style:font-weight-asian="normal" style:font-size-complex="11pt" style:font-weight-complex="normal"/>
    </style:style>
    <style:style style:name="T18" style:family="text">
      <style:text-properties style:font-name="Times New Roman" fo:font-size="11pt" fo:font-weight="normal" officeooo:rsid="002edbb5" style:font-size-asian="11pt" style:font-weight-asian="normal" style:font-size-complex="11pt" style:font-weight-complex="normal"/>
    </style:style>
    <style:style style:name="T19" style:family="text">
      <style:text-properties style:font-name="Times New Roman" fo:font-size="11pt" fo:font-weight="normal" officeooo:rsid="00309c95" style:font-size-asian="11pt" style:font-weight-asian="normal" style:font-size-complex="11pt" style:font-weight-complex="normal"/>
    </style:style>
    <style:style style:name="T20" style:family="text">
      <style:text-properties style:font-name="Times New Roman" fo:font-size="11pt" fo:font-weight="normal" officeooo:rsid="0030b125" style:font-size-asian="11pt" style:font-weight-asian="normal" style:font-size-complex="11pt" style:font-weight-complex="normal"/>
    </style:style>
    <style:style style:name="T21" style:family="text">
      <style:text-properties style:font-name="Times New Roman" fo:font-size="11pt" fo:font-weight="normal" officeooo:rsid="00326d43" style:font-size-asian="11pt" style:font-weight-asian="normal" style:font-size-complex="11pt" style:font-weight-complex="normal"/>
    </style:style>
    <style:style style:name="T22" style:family="text">
      <style:text-properties style:font-name="Times New Roman" fo:font-size="11pt" fo:font-weight="normal" officeooo:rsid="0034157e" style:font-size-asian="11pt" style:font-weight-asian="normal" style:font-size-complex="11pt" style:font-weight-complex="normal"/>
    </style:style>
    <style:style style:name="T23" style:family="text">
      <style:text-properties style:font-name="Times New Roman" fo:font-size="11pt" fo:font-weight="normal" officeooo:rsid="0034b9a9" style:font-size-asian="11pt" style:font-weight-asian="normal" style:font-size-complex="11pt" style:font-weight-complex="normal"/>
    </style:style>
    <style:style style:name="T24" style:family="text">
      <style:text-properties style:font-name="Times New Roman" fo:font-size="11pt" fo:font-weight="normal" officeooo:rsid="00354632" style:font-size-asian="11pt" style:font-weight-asian="normal" style:font-size-complex="11pt" style:font-weight-complex="normal"/>
    </style:style>
    <style:style style:name="T25" style:family="text">
      <style:text-properties style:font-name="Times New Roman" fo:font-size="11pt" fo:font-weight="normal" officeooo:rsid="00358566" style:font-size-asian="11pt" style:font-weight-asian="normal" style:font-size-complex="11pt" style:font-weight-complex="normal"/>
    </style:style>
    <style:style style:name="T26" style:family="text">
      <style:text-properties style:font-name="Times New Roman" fo:font-size="11pt" fo:font-weight="normal" officeooo:rsid="0036051b" style:font-size-asian="11pt" style:font-weight-asian="normal" style:font-size-complex="11pt" style:font-weight-complex="normal"/>
    </style:style>
    <style:style style:name="T27" style:family="text">
      <style:text-properties style:font-name="Times New Roman" fo:font-size="11pt" fo:font-weight="normal" officeooo:rsid="0036ec56" style:font-size-asian="11pt" style:font-weight-asian="normal" style:font-size-complex="11pt" style:font-weight-complex="normal"/>
    </style:style>
    <style:style style:name="T28" style:family="text">
      <style:text-properties style:font-name="Times New Roman" fo:font-size="11pt" fo:font-weight="normal" officeooo:rsid="00383397" style:font-size-asian="11pt" style:font-weight-asian="normal" style:font-size-complex="11pt" style:font-weight-complex="normal"/>
    </style:style>
    <style:style style:name="T29" style:family="text">
      <style:text-properties style:font-name="Times New Roman" fo:font-size="11pt" fo:font-weight="normal" officeooo:rsid="0038e0ee" style:font-size-asian="11pt" style:font-weight-asian="normal" style:font-size-complex="11pt" style:font-weight-complex="normal"/>
    </style:style>
    <style:style style:name="T30" style:family="text">
      <style:text-properties style:font-name="Times New Roman" fo:font-size="11pt" fo:font-weight="normal" officeooo:rsid="003ab2b8" style:font-size-asian="11pt" style:font-weight-asian="normal" style:font-size-complex="11pt" style:font-weight-complex="normal"/>
    </style:style>
    <style:style style:name="T31" style:family="text">
      <style:text-properties style:font-name="Times New Roman" fo:font-size="11pt" fo:font-weight="normal" officeooo:rsid="003c4a68" style:font-size-asian="11pt" style:font-weight-asian="normal" style:font-size-complex="11pt" style:font-weight-complex="normal"/>
    </style:style>
    <style:style style:name="T32" style:family="text">
      <style:text-properties style:font-name="Times New Roman" fo:font-size="11pt" fo:font-weight="normal" officeooo:rsid="003cdb33" style:font-size-asian="11pt" style:font-weight-asian="normal" style:font-size-complex="11pt" style:font-weight-complex="normal"/>
    </style:style>
    <style:style style:name="T33" style:family="text">
      <style:text-properties style:font-name="Times New Roman" fo:font-size="11pt" fo:font-weight="normal" officeooo:rsid="003cedb6" style:font-size-asian="11pt" style:font-weight-asian="normal" style:font-size-complex="11pt" style:font-weight-complex="normal"/>
    </style:style>
    <style:style style:name="T34" style:family="text">
      <style:text-properties style:font-name="Times New Roman" fo:font-size="11pt" fo:font-weight="normal" officeooo:rsid="003de1a7" style:font-size-asian="11pt" style:font-weight-asian="normal" style:font-size-complex="11pt" style:font-weight-complex="normal"/>
    </style:style>
    <style:style style:name="T35" style:family="text">
      <style:text-properties style:font-name="Times New Roman" fo:font-size="11pt" fo:font-weight="normal" officeooo:rsid="003eb16e" style:font-size-asian="11pt" style:font-weight-asian="normal" style:font-size-complex="11pt" style:font-weight-complex="normal"/>
    </style:style>
    <style:style style:name="T36" style:family="text">
      <style:text-properties style:font-name="Times New Roman" fo:font-size="11pt" fo:font-weight="normal" officeooo:rsid="003ed711" style:font-size-asian="11pt" style:font-weight-asian="normal" style:font-size-complex="11pt" style:font-weight-complex="normal"/>
    </style:style>
    <style:style style:name="T37" style:family="text">
      <style:text-properties style:font-name="Times New Roman" fo:font-size="11pt" fo:font-weight="normal" officeooo:rsid="003f547e" style:font-size-asian="11pt" style:font-weight-asian="normal" style:font-size-complex="11pt" style:font-weight-complex="normal"/>
    </style:style>
    <style:style style:name="T38" style:family="text">
      <style:text-properties style:font-name="Times New Roman" fo:font-size="11pt" fo:font-weight="normal" officeooo:rsid="00401a81" style:font-size-asian="11pt" style:font-weight-asian="normal" style:font-size-complex="11pt" style:font-weight-complex="normal"/>
    </style:style>
    <style:style style:name="T39" style:family="text">
      <style:text-properties style:font-name="Times New Roman" fo:font-size="11pt" fo:font-weight="normal" officeooo:rsid="00403199" style:font-size-asian="11pt" style:font-weight-asian="normal" style:font-size-complex="11pt" style:font-weight-complex="normal"/>
    </style:style>
    <style:style style:name="T40" style:family="text">
      <style:text-properties style:font-name="Times New Roman" fo:font-size="11pt" fo:font-weight="normal" officeooo:rsid="00414131" style:font-size-asian="11pt" style:font-weight-asian="normal" style:font-size-complex="11pt" style:font-weight-complex="normal"/>
    </style:style>
    <style:style style:name="T41" style:family="text">
      <style:text-properties style:font-name="Times New Roman" fo:font-size="11pt" fo:font-weight="normal" officeooo:rsid="0042d25f" style:font-size-asian="11pt" style:font-weight-asian="normal" style:font-size-complex="11pt" style:font-weight-complex="normal"/>
    </style:style>
    <style:style style:name="T42" style:family="text">
      <style:text-properties style:font-name="Times New Roman" fo:font-size="11pt" fo:font-weight="normal" officeooo:rsid="0043c7f6" style:font-size-asian="11pt" style:font-weight-asian="normal" style:font-size-complex="11pt" style:font-weight-complex="normal"/>
    </style:style>
    <style:style style:name="T43" style:family="text">
      <style:text-properties style:font-name="Times New Roman" fo:font-size="11pt" fo:font-weight="normal" officeooo:rsid="0047d934" style:font-size-asian="11pt" style:font-weight-asian="normal" style:font-size-complex="11pt" style:font-weight-complex="normal"/>
    </style:style>
    <style:style style:name="T44" style:family="text">
      <style:text-properties style:font-name="Times New Roman" fo:font-size="11pt" fo:font-weight="normal" officeooo:rsid="00452c55" style:font-size-asian="11pt" style:font-weight-asian="normal" style:font-size-complex="11pt" style:font-weight-complex="normal"/>
    </style:style>
    <style:style style:name="T45" style:family="text">
      <style:text-properties style:font-name="Times New Roman" fo:font-size="11pt" fo:font-weight="normal" officeooo:rsid="0049517b" style:font-size-asian="11pt" style:font-weight-asian="normal" style:font-size-complex="11pt" style:font-weight-complex="normal"/>
    </style:style>
    <style:style style:name="T46" style:family="text">
      <style:text-properties style:font-name="Times New Roman" fo:font-size="11pt" fo:font-weight="normal" officeooo:rsid="004984b4" style:font-size-asian="11pt" style:font-weight-asian="normal" style:font-size-complex="11pt" style:font-weight-complex="normal"/>
    </style:style>
    <style:style style:name="T47" style:family="text">
      <style:text-properties style:font-name="Times New Roman" fo:font-size="11pt" fo:font-weight="normal" officeooo:rsid="0051d7f5" style:font-size-asian="11pt" style:font-weight-asian="normal" style:font-size-complex="11pt" style:font-weight-complex="normal"/>
    </style:style>
    <style:style style:name="T48" style:family="text">
      <style:text-properties style:font-name="Times New Roman" fo:font-size="11pt" fo:font-weight="normal" officeooo:rsid="00532bfd" style:font-size-asian="11pt" style:font-weight-asian="normal" style:font-size-complex="11pt" style:font-weight-complex="normal"/>
    </style:style>
    <style:style style:name="T49" style:family="text">
      <style:text-properties style:font-name="Times New Roman" fo:font-size="11pt" fo:font-weight="normal" officeooo:rsid="0061bfac" style:font-size-asian="11pt" style:font-weight-asian="normal" style:font-size-complex="11pt" style:font-weight-complex="normal"/>
    </style:style>
    <style:style style:name="T50" style:family="text">
      <style:text-properties style:font-name="Times New Roman" fo:font-size="11pt" fo:font-weight="normal" officeooo:rsid="006340a2" style:font-size-asian="11pt" style:font-weight-asian="normal" style:font-size-complex="11pt" style:font-weight-complex="normal"/>
    </style:style>
    <style:style style:name="T51" style:family="text">
      <style:text-properties style:font-name="Times New Roman" fo:font-size="11pt" fo:font-weight="normal" officeooo:rsid="0064b48a" style:font-size-asian="11pt" style:font-weight-asian="normal" style:font-size-complex="11pt" style:font-weight-complex="normal"/>
    </style:style>
    <style:style style:name="T52" style:family="text">
      <style:text-properties style:font-name="Times New Roman" fo:font-size="11pt" fo:font-weight="normal" officeooo:rsid="00668985" style:font-size-asian="11pt" style:font-weight-asian="normal" style:font-size-complex="11pt" style:font-weight-complex="normal"/>
    </style:style>
    <style:style style:name="T53" style:family="text">
      <style:text-properties style:font-name="Times New Roman" fo:font-size="11pt" fo:font-weight="normal" officeooo:rsid="0067c349" style:font-size-asian="11pt" style:font-weight-asian="normal" style:font-size-complex="11pt" style:font-weight-complex="normal"/>
    </style:style>
    <style:style style:name="T54" style:family="text">
      <style:text-properties style:font-name="Times New Roman" fo:font-size="11pt" fo:font-weight="normal" officeooo:rsid="0068633d" style:font-size-asian="11pt" style:font-weight-asian="normal" style:font-size-complex="11pt" style:font-weight-complex="normal"/>
    </style:style>
    <style:style style:name="T55" style:family="text">
      <style:text-properties style:font-name="Times New Roman" fo:font-size="11pt" fo:font-weight="normal" officeooo:rsid="00700f28" style:font-size-asian="11pt" style:font-weight-asian="normal" style:font-size-complex="11pt" style:font-weight-complex="normal"/>
    </style:style>
    <style:style style:name="T56" style:family="text">
      <style:text-properties style:font-name="Times New Roman" fo:font-size="11pt" fo:font-weight="normal" officeooo:rsid="00711119" style:font-size-asian="11pt" style:font-weight-asian="normal" style:font-size-complex="11pt" style:font-weight-complex="normal"/>
    </style:style>
    <style:style style:name="T57" style:family="text">
      <style:text-properties style:font-name="Times New Roman" fo:font-size="11pt" fo:font-weight="normal" officeooo:rsid="0072687e" style:font-size-asian="11pt" style:font-weight-asian="normal" style:font-size-complex="11pt" style:font-weight-complex="normal"/>
    </style:style>
    <style:style style:name="T58" style:family="text">
      <style:text-properties style:font-name="Times New Roman" fo:font-size="11pt" fo:language="fr" fo:country="FR" fo:font-weight="normal" officeooo:rsid="0047d934" style:font-size-asian="11pt" style:font-weight-asian="normal" style:font-size-complex="11pt" style:font-weight-complex="normal"/>
    </style:style>
    <style:style style:name="T59" style:family="text">
      <style:text-properties style:font-name="Times New Roman" fo:font-size="11pt" fo:language="fr" fo:country="FR" fo:font-weight="normal" officeooo:rsid="004984b4" style:font-size-asian="11pt" style:font-weight-asian="normal" style:font-size-complex="11pt" style:font-weight-complex="normal"/>
    </style:style>
    <style:style style:name="T60" style:family="text">
      <style:text-properties style:font-name="Times New Roman" fo:font-size="11pt" fo:language="fr" fo:country="FR" fo:font-weight="normal" officeooo:rsid="004b5c10" style:font-size-asian="11pt" style:font-weight-asian="normal" style:font-size-complex="11pt" style:font-weight-complex="normal"/>
    </style:style>
    <style:style style:name="T61" style:family="text">
      <style:text-properties style:font-name="Times New Roman" fo:font-size="11pt" fo:language="fr" fo:country="FR" fo:font-weight="normal" officeooo:rsid="004bbeda" style:font-size-asian="11pt" style:font-weight-asian="normal" style:font-size-complex="11pt" style:font-weight-complex="normal"/>
    </style:style>
    <style:style style:name="T62" style:family="text">
      <style:text-properties style:font-name="Times New Roman" fo:font-size="11pt" fo:language="fr" fo:country="FR" fo:font-weight="normal" officeooo:rsid="004c145b" style:font-size-asian="11pt" style:font-weight-asian="normal" style:font-size-complex="11pt" style:font-weight-complex="normal"/>
    </style:style>
    <style:style style:name="T63" style:family="text">
      <style:text-properties style:font-name="Times New Roman" fo:font-size="11pt" fo:language="fr" fo:country="FR" fo:font-weight="normal" officeooo:rsid="004ce08c" style:font-size-asian="11pt" style:font-weight-asian="normal" style:font-size-complex="11pt" style:font-weight-complex="normal"/>
    </style:style>
    <style:style style:name="T64" style:family="text">
      <style:text-properties style:font-name="Times New Roman" fo:font-size="11pt" fo:language="fr" fo:country="FR" fo:font-weight="normal" officeooo:rsid="004d070c" style:font-size-asian="11pt" style:font-weight-asian="normal" style:font-size-complex="11pt" style:font-weight-complex="normal"/>
    </style:style>
    <style:style style:name="T65" style:family="text">
      <style:text-properties style:font-name="Times New Roman" fo:font-size="11pt" fo:language="fr" fo:country="FR" fo:font-weight="normal" officeooo:rsid="004e2867" style:font-size-asian="11pt" style:font-weight-asian="normal" style:font-size-complex="11pt" style:font-weight-complex="normal"/>
    </style:style>
    <style:style style:name="T66" style:family="text">
      <style:text-properties style:font-name="Times New Roman" fo:font-size="11pt" fo:language="fr" fo:country="FR" fo:font-weight="normal" officeooo:rsid="004ec8e2" style:font-size-asian="11pt" style:font-weight-asian="normal" style:font-size-complex="11pt" style:font-weight-complex="normal"/>
    </style:style>
    <style:style style:name="T67" style:family="text">
      <style:text-properties style:font-name="Times New Roman" fo:font-size="11pt" fo:language="fr" fo:country="FR" fo:font-weight="normal" officeooo:rsid="004fdcd4" style:font-size-asian="11pt" style:font-weight-asian="normal" style:font-size-complex="11pt" style:font-weight-complex="normal"/>
    </style:style>
    <style:style style:name="T68" style:family="text">
      <style:text-properties style:font-name="Times New Roman" fo:font-size="11pt" fo:language="fr" fo:country="FR" fo:font-weight="normal" officeooo:rsid="00532bfd" style:font-size-asian="11pt" style:font-weight-asian="normal" style:font-size-complex="11pt" style:font-weight-complex="normal"/>
    </style:style>
    <style:style style:name="T69" style:family="text">
      <style:text-properties style:font-name="Times New Roman" fo:font-size="11pt" fo:language="fr" fo:country="FR" fo:font-weight="normal" officeooo:rsid="0054500a" style:font-size-asian="11pt" style:font-weight-asian="normal" style:font-size-complex="11pt" style:font-weight-complex="normal"/>
    </style:style>
    <style:style style:name="T70" style:family="text">
      <style:text-properties style:font-name="Times New Roman" fo:font-size="11pt" fo:language="fr" fo:country="FR" fo:font-weight="normal" officeooo:rsid="00561d4d" style:font-size-asian="11pt" style:font-weight-asian="normal" style:font-size-complex="11pt" style:font-weight-complex="normal"/>
    </style:style>
    <style:style style:name="T71" style:family="text">
      <style:text-properties style:font-name="Times New Roman" fo:font-size="11pt" fo:language="fr" fo:country="FR" fo:font-weight="normal" officeooo:rsid="0056606a" style:font-size-asian="11pt" style:font-weight-asian="normal" style:font-size-complex="11pt" style:font-weight-complex="normal"/>
    </style:style>
    <style:style style:name="T72" style:family="text">
      <style:text-properties style:font-name="Times New Roman" fo:font-size="11pt" fo:language="fr" fo:country="FR" fo:font-weight="normal" officeooo:rsid="0058508d" style:font-size-asian="11pt" style:font-weight-asian="normal" style:font-size-complex="11pt" style:font-weight-complex="normal"/>
    </style:style>
    <style:style style:name="T73" style:family="text">
      <style:text-properties style:font-name="Times New Roman" fo:font-size="11pt" fo:language="fr" fo:country="FR" fo:font-weight="normal" officeooo:rsid="0058a9c6" style:font-size-asian="11pt" style:font-weight-asian="normal" style:font-size-complex="11pt" style:font-weight-complex="normal"/>
    </style:style>
    <style:style style:name="T74" style:family="text">
      <style:text-properties style:font-name="Times New Roman" fo:font-size="11pt" fo:language="fr" fo:country="FR" fo:font-weight="normal" officeooo:rsid="0059d546" style:font-size-asian="11pt" style:font-weight-asian="normal" style:font-size-complex="11pt" style:font-weight-complex="normal"/>
    </style:style>
    <style:style style:name="T75" style:family="text">
      <style:text-properties style:font-name="Times New Roman" fo:font-size="11pt" fo:language="fr" fo:country="FR" fo:font-weight="normal" officeooo:rsid="005b8716" style:font-size-asian="11pt" style:font-weight-asian="normal" style:font-size-complex="11pt" style:font-weight-complex="normal"/>
    </style:style>
    <style:style style:name="T76" style:family="text">
      <style:text-properties style:font-name="Times New Roman" fo:font-size="11pt" fo:language="fr" fo:country="FR" fo:font-weight="normal" officeooo:rsid="005bfc52" style:font-size-asian="11pt" style:font-weight-asian="normal" style:font-size-complex="11pt" style:font-weight-complex="normal"/>
    </style:style>
    <style:style style:name="T77" style:family="text">
      <style:text-properties style:font-name="Times New Roman" fo:font-size="11pt" fo:language="fr" fo:country="FR" fo:font-weight="normal" officeooo:rsid="005c8cdd" style:font-size-asian="11pt" style:font-weight-asian="normal" style:font-size-complex="11pt" style:font-weight-complex="normal"/>
    </style:style>
    <style:style style:name="T78" style:family="text">
      <style:text-properties style:font-name="Times New Roman" fo:font-size="11pt" fo:language="fr" fo:country="FR" fo:font-weight="normal" officeooo:rsid="005e6fb6" style:font-size-asian="11pt" style:font-weight-asian="normal" style:font-size-complex="11pt" style:font-weight-complex="normal"/>
    </style:style>
    <style:style style:name="T79" style:family="text">
      <style:text-properties style:font-name="Times New Roman" fo:font-size="11pt" fo:language="fr" fo:country="FR" fo:font-weight="normal" officeooo:rsid="006c7354" style:font-size-asian="11pt" style:font-weight-asian="normal" style:font-size-complex="11pt" style:font-weight-complex="normal"/>
    </style:style>
    <style:style style:name="T80" style:family="text">
      <style:text-properties style:font-name="Times New Roman" fo:font-size="11pt" fo:language="fr" fo:country="FR" fo:font-weight="normal" officeooo:rsid="006db032" style:font-size-asian="11pt" style:font-weight-asian="normal" style:font-size-complex="11pt" style:font-weight-complex="normal"/>
    </style:style>
    <style:style style:name="T81" style:family="text">
      <style:text-properties style:font-name="Times New Roman" fo:font-size="11pt" fo:language="fr" fo:country="FR" fo:font-weight="normal" officeooo:rsid="00739600" style:font-size-asian="11pt" style:font-weight-asian="normal" style:font-size-complex="11pt" style:font-weight-complex="normal"/>
    </style:style>
    <style:style style:name="T82" style:family="text">
      <style:text-properties fo:color="#000000" style:font-name="Times New Roman" fo:font-size="11pt" style:text-underline-style="none" fo:font-weight="normal" style:font-size-asian="11pt" style:font-weight-asian="normal" style:font-size-complex="11pt" style:font-weight-complex="normal"/>
    </style:style>
    <style:style style:name="T83" style:family="text">
      <style:text-properties style:text-position="super 58%" style:font-name="Times New Roman" fo:font-size="11pt" fo:font-weight="normal" officeooo:rsid="0049517b"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text:span><text:span text:style-name="Strong_20_Emphasis"><text:span text:style-name="T2">L’Empire Britannique est né des cendres de la Guerre des Deux-Roses, opposant les Lancastre et les York</text:span></text:span><text:span text:style-name="T2">, et gagnée par Henri Tudor, le futur Henri VII d’Angleterre, face à </text:span><text:a xlink:type="simple" xlink:href="http://www.efj.press/antoinebarre/2016/07/20/richard-iii-meilleure-creation-shakespeare/" office:target-frame-name="_blank" xlink:show="new" text:style-name="Internet_20_link" text:visited-style-name="Visited_20_Internet_20_Link"><text:span text:style-name="T82">Richard III</text:span></text:a><text:span text:style-name="T2"> de York. Mais c’est près d’un siècle plus tard que l’on parla véritablement d’un Empire Britannique, tandis que la Couronne implantait petit à petit ses colonies aux Amériques, tout en soutenant des rébellions contre la couronne espagnole.<text:line-break/></text:span><text:span text:style-name="T3">L’Empire </text:span><text:span text:style-name="T49">s</text:span><text:span text:style-name="T3">’est ensuite étendue sur tous les continents pour y installer des colonies, il sera question ici de la chute de cet empire suite au</text:span><text:span text:style-name="T50">x</text:span><text:span text:style-name="T3"> mouvement</text:span><text:span text:style-name="T50">s</text:span><text:span text:style-name="T3"> de décolonisation du XXème siècle, </text:span><text:span text:style-name="T4">et cela à travers deux parties ; la première de 1945 à 1955 qui sera consacrée à l’Asie ainsi que le Proche et Moyen-Orient ; la deuxième elle après 1955 sera consacrée exclusivement au continent africain. </text:span><text:span text:style-name="T5">Le but de cet exercice sera de montr</text:span><text:span text:style-name="T51">er</text:span><text:span text:style-name="T5"> par quel enchaînement d’évènements </text:span><text:span text:style-name="T48">l</text:span><text:span text:style-name="T5">a puissance impériale </text:span><text:span text:style-name="T47">britannique </text:span><text:span text:style-name="T5">s’est effritée au fil du temps.</text:span></text:p>
      <text:p text:style-name="P6"/>
      <text:p text:style-name="P6"/>
      <text:p text:style-name="P3"><text:span text:style-name="T5"><text:tab/></text:span><text:span text:style-name="T6">Contrairement à la France qui cherche par ses colonies à retrouver sa puissance d’avant guerre, le cas de l’Empire britannique prend une autre tournure. </text:span><text:span text:style-name="T7">Le Royaume-Uni, dirigé par un gouvernement travailliste, pratique volontairement </text:span><text:span text:style-name="T8">une</text:span><text:span text:style-name="T7"> décolonisation progressive, en commençant par l’Inde, dont l’indépendance avait été promise en 1942 dans la guerre face au Japonais. </text:span><text:span text:style-name="T8">Le parti du congrès créé en 1886, a mis en place un nationalisme très organisé qui exacerbe les revendications d’indépendance indienne. Le premier ministre Atlee est très favorable </text:span><text:span text:style-name="T52">à</text:span><text:span text:style-name="T8"> cette indépendance, mais le travail est compliqué d</text:span><text:span text:style-name="T55">û</text:span><text:span text:style-name="T8"> au fait que l’Inde regroupe une mosaïque de races et de religions différentes, dont sortent un groupe hindou et un groupe musulman. </text:span><text:span text:style-name="T9">Le parti du congrès tente de tout son poids de conserver l’unité indienne, mais regroupés dans la « Ligue musulmane », les musulmans ne souhaitent pas se retrouver en minorité religieuse et politique ; </text:span><text:span text:style-name="T10">et réclame donc de la création d’un Pakistan indépendant. </text:span><text:span text:style-name="T11">Face à la multiplication des incidents de plus en plus violents en août 1946, les </text:span><text:span text:style-name="T56">A</text:span><text:span text:style-name="T11">nglais décident de l’évacuation du pays en 1947. </text:span><text:span text:style-name="T12">Lord Mountbatten, vice-roi des Indes, est chargé de la mission d’acheminer le pays à l’indépendance en favorisant la séparation. </text:span><text:span text:style-name="T13">Face aux difficultés d’entente entre les deux peuples, la mission se termine sans avoir délimité de manière clair</text:span><text:span text:style-name="T57">e</text:span><text:span text:style-name="T13"> le territoire du Cachemire, ce qui mènera les deux pays à une série de quatre guerre</text:span><text:span text:style-name="T14">s.</text:span></text:p>
      <text:p text:style-name="P3"><text:span text:style-name="T14"><text:tab/></text:span><text:span text:style-name="T15">Suite à l’occupation de la Birmanie par le Japon pendant la guerre, la Birmanie obtient son indépendance le 4 janvier 1948, </text:span><text:span text:style-name="T16">et refuse d’entre</text:span><text:span text:style-name="T57">r</text:span><text:span text:style-name="T16"> dans le Commonwealth, le nouvel État sera en proie à la guerre civile menée par les communistes et par les populations Karen qui réclament leurs indépendances. </text:span><text:span text:style-name="T14"><text:s/></text:span></text:p>
      <text:p text:style-name="P7"/>
      <text:p text:style-name="P3"><text:span text:style-name="T14"><text:tab/></text:span><text:span text:style-name="T17">Au Proche-Orient, les pays recouvrent peu à peu leur entière indépendance, alors que pendant ce temps la création de l’État d’Israël, en 1948, provoque de nombreuses crises. </text:span></text:p>
      <text:p text:style-name="P3"><text:span text:style-name="T17"><text:tab/></text:span><text:span text:style-name="T18">En 1945, le Royaume-Uni lance un ultimatum pour obliger la France à céder face au</text:span><text:span text:style-name="T20">x revendications du</text:span><text:span text:style-name="T18"> Liban et à la Syrie, dont le mandat de la Société Des Nations touche à sa fin. </text:span><text:span text:style-name="T19">L’indépendance pour ces deux pays n’est pas de plein gré et l’intervention du Royaume-Uni a été déterminante. </text:span><text:span text:style-name="T20">De son côté </text:span><text:span text:style-name="T52">sont</text:span><text:span text:style-name="T20"> successivement octroyé</text:span><text:span text:style-name="T52">es</text:span><text:span text:style-name="T20"> l’indépendance à l’Irak en 1930, l’Égypte en 1936 (avec tout de même des réserves sur les intérêts britanniques au niveau du canal de Suez), et à la Transjordanie en 1946.</text:span></text:p>
      <text:p text:style-name="P4"><text:span text:style-name="T20"><text:tab/></text:span><text:span text:style-name="T21">La création de l’État d’Israël entamé il y a bien des années, par la colonisation du territoire par des populations juives sionistes pose problème. L’arrivée de plus en plus importante de colons créé des tensions avec les populations autochtones arabes, qui craignent de perdre l’emprise sur leur territoire. </text:span><text:span text:style-name="T22">Après avoir en 1917 patronné l’idée d’un foyer national juif via la déclaration Balfour, les </text:span><text:span text:style-name="T57">A</text:span><text:span text:style-name="T22">nglais sont revenus à une politique pro-arabe consistant à freiner l’émigration juive. Mais la révélation du génocide renforce dans l’opinion publi</text:span><text:span text:style-name="T57">que</text:span><text:span text:style-name="T22"> occidental </text:span><text:span text:style-name="T23">la cause du sionisme et accélère l’arrivée des juifs en Palest</text:span><text:span text:style-name="T24">ine. </text:span><text:span text:style-name="T25">Un climat de guérilla s’installe et après que la question de la Palestine est soumise à l’ONU en 1947, la Grande-Bretagne décide de mettre fin à son mandat en 1948 </text:span><text:span text:style-name="T26">et évacue les lieux ; </text:span><text:span text:style-name="T27">le 14 mai les juifs proclament l’État d’Israël </text:span><text:span text:style-name="T28">reconnue par l’URSS et les États-Unis. </text:span><text:span text:style-name="T29">S’en suivra la guerre israélo-arabe de 1949 et la Nakba. </text:span></text:p>
      <text:p text:style-name="P4"><text:span text:style-name="T29"><text:tab/></text:span><text:span text:style-name="T30">Face aux ambitions égyptienne</text:span><text:span text:style-name="T57">s</text:span><text:span text:style-name="T30"> au Soudan, à l’époque sous administration « </text:span><text:span text:style-name="T31">partagée » avec le Condominium anglo-égyptien, les </text:span><text:span text:style-name="T57">A</text:span><text:span text:style-name="T31">nglais cherchent à favoriser l’accession à l’indépendance du pays. </text:span><text:span text:style-name="T32">À la suite d’émeute</text:span><text:span text:style-name="T57">s</text:span><text:span text:style-name="T32"> anti-britanniques au Caire en 1951 et 1952, la tension est de plus en plus grande. Un coup d’État met un groupe d’officier</text:span><text:span text:style-name="T57">s</text:span><text:span text:style-name="T32"> à la tête du pays, avec en 1954 Nasser en président. </text:span><text:span text:style-name="T33">Il signe en 1954 un traité avec les </text:span><text:soft-page-break/><text:span text:style-name="T33">anglais, dans lequel l’Égypte abandonne ses revendications sur le Soudan. </text:span><text:span text:style-name="T34">Face à tous ces évènements, la Grande-Bretagne rejoint l’initiative de la Turquie et de l’Irak afin de garantir la stabilité de la région. Le Pakistan et l’Iran rejoindr</text:span><text:span text:style-name="T57">ont</text:span><text:span text:style-name="T34"> ce même pacte, Pacte de Bagdad, en 1955. </text:span><text:span text:style-name="T25"><text:s/></text:span></text:p>
      <text:p text:style-name="P8"><text:tab/></text:p>
      <text:p text:style-name="P4"><text:span text:style-name="T25"><text:tab/></text:span><text:span text:style-name="T35">Sous la direction de Nehru, l’Inde s’efforce de jouer un rôle mondial et prend la tête du neutralisme et de l’anti-colonialisme. </text:span><text:span text:style-name="T36">Elle rejette l’aide militaire et les pactes tout en restant dans le Commonwealth, </text:span><text:span text:style-name="T37">et met en place en 1955 la conférence de Bandoeng </text:span><text:span text:style-name="T38">qui donnera conscience au « Tiers-Monde » de son existence. </text:span><text:span text:style-name="T39">La victoire diplomatique de Suez achèvera de persuader ces nouveaux pays qu’ils ont toutes les cartes en </text:span><text:span text:style-name="T40">main</text:span><text:span text:style-name="T39"> pour l’émancipation coloniale. </text:span><text:span text:style-name="T40">La crise de Suez ruine l’influence de la France et de la Grande-Bretagne dans la région, leur intervention apparaissant comme une volonté de sauvegarder leurs intérêts économiques et politiques, et leur échec comme un signe évident du déclin du colonialisme. </text:span><text:span text:style-name="T41">Elle démontre que les puissances moyennes n’ont plus </text:span><text:span text:style-name="T53">autant </text:span><text:span text:style-name="T41">de liberté d’action, et l’URSS s’impose comme un champion contre l’impérialisme, ce qui confortera sa pénétration au Proche-Orient. </text:span></text:p>
      <text:p text:style-name="P9"/>
      <text:p text:style-name="P4"><text:span text:style-name="T41"><text:tab/></text:span><text:span text:style-name="T42">Si en 1957, il y a encore très peu de pays indépendants en Afrique noire, en l’espace de seulement cinq ans, de 1957 à 1962, presque tous ces pays vont sortir de l’emprise du colonialisme, avec plusieurs exceptions en particulier pour le Royaume-Uni.</text:span></text:p>
      <text:p text:style-name="P5"><text:span text:style-name="T42">L</text:span><text:span text:style-name="T44">a décolonisation de l’Afrique anglophone se fait progressivement et généralement de manière pacifique. </text:span><text:span text:style-name="T45">Elle commence en 1957 en « Côte de l’Or », actuel Ghana, avec comme leader l’indépendantiste Kwane N’Krumah.<text:line-break/>Le Nigeria, devient indépendant le 1</text:span><text:span text:style-name="T83">er</text:span><text:span text:style-name="T45"> octobre 1960, la Sierra Leone en 1961, le Tanganyika, actuel Tanzanie, </text:span><text:span text:style-name="T54">aussi </text:span><text:span text:style-name="T45">en 1961, rejoint en 1964 par l’île de Zanzibar. </text:span><text:span text:style-name="T46">L’Ouganda aura son indépendance en 1962.<text:line-break/></text:span><text:span text:style-name="T45">Même si la décolonisation reste en partie pacifique, </text:span><text:span text:style-name="T43">elle débute néanmoins sur une révolte violente écrasée dans le sang. Au Kenya de 1952 à 1960, a lieu la révolte des Mau-Mau, et leur leader </text:span><text:bookmark text:name="firstHeading"/><text:span text:style-name="T58">Jomo Kenyatta arrivera au pouvoir en 1963 dans un pays ayant accédé à son indépendance. </text:span><text:span text:style-name="T67">En 1964 le Botswana arrive lui aussi à l’indépendance, et n’intégrera jamais l’Afrique du Sud.</text:span></text:p>
      <text:p text:style-name="P10"><text:tab/></text:p>
      <text:p text:style-name="P5"><text:span text:style-name="T59"><text:tab/>En Afrique Australe, sauf l’Union sud-africaine indépendante dans le cadre du Commonwealth depuis 1910, </text:span><text:span text:style-name="T60">les possessions britanniques comprennent trois territoires : Rhodésie du Sud, du Nord et Nyassaland réunies dans la fédération d’Afrique centrale. </text:span><text:span text:style-name="T61">Cette fédération éclate en raison de l’indépendance du Nyassaland </text:span><text:span text:style-name="T62">qui prendra le nom de Malawi. La</text:span><text:span text:style-name="T63"> Rhodésie du Nord gagne son indépendance en 1964 et devient la Zambie. La Rhodésie du Sud elle est dans une position particulière où l’Angleterre ne veut pas lui accorder son indépendance de peur que le régime dérive comme en Afrique du Sud en un régime structurellement raciste. </text:span><text:span text:style-name="T64">La minorité blanche au pouvoir y décrète unilatéralement l’indépendance en 1964, il rompt ses relations avec la Grande-Bretagne en 1970 et prend le nom officiel de République de Rhodésie. </text:span><text:span text:style-name="T65">S’ensuivra une longue et meurtrière guerre civile, </text:span><text:span text:style-name="T66">et en 1979 un gouvernement à majorité noire est instauré. Le pays est rebaptisé Zimbabwe en 1980. </text:span></text:p>
      <text:p text:style-name="P11"/>
      <text:p text:style-name="P11"/>
      <text:p text:style-name="P5"><text:span text:style-name="T66"><text:tab/></text:span><text:span text:style-name="T68">La puissance impériale britannique tient sa disparition comme les autres puissances européennes à leurs déclins </text:span><text:span text:style-name="T69">suite à la seconde </text:span><text:span text:style-name="T74">et première </text:span><text:span text:style-name="T69">guerre mondiale, </text:span><text:span text:style-name="T73">le suicide de l’Europe est aussi celui de ses colonies.</text:span><text:span text:style-name="T69"> Relayées au rang de puissances moyennes, </text:span><text:span text:style-name="T70">l</text:span><text:span text:style-name="T79">es</text:span><text:span text:style-name="T70"> position</text:span><text:span text:style-name="T81">s</text:span><text:span text:style-name="T70"> qu’elles tiennent n</text:span><text:span text:style-name="T80">e sont</text:span><text:span text:style-name="T70"> pas pérenne</text:span><text:span text:style-name="T80">s</text:span><text:span text:style-name="T70">, </text:span><text:span text:style-name="T71">et les tentatives pour conserver le pouvoir, comme lors de la crise de Suez, ne feront que les décrédibiliser davantage.<text:line-break/></text:span><text:span text:style-name="T76">C</text:span><text:span text:style-name="T75">ette contradiction peut être illustré</text:span><text:span text:style-name="T81">e</text:span><text:span text:style-name="T75"> par le procès de Tokyo, où des juges occidentaux font le procès du Japon en tant que puissance </text:span><text:span text:style-name="T77">impérialiste</text:span><text:span text:style-name="T75">, alors même que la Hollande se lance à la reconquête de ses territoires de Nouvelle Guinée.</text:span><text:span text:style-name="T71"> </text:span><text:span text:style-name="T72">Cette décolonisation laissera la place à des États nouveaux dont certains rentreront dans le jeu des blocs, et les autres le nieront et s’engageront dans l</text:span><text:span text:style-name="T81">a</text:span><text:span text:style-name="T72"> voi</text:span><text:span text:style-name="T81">e</text:span><text:span text:style-name="T72"> de la neutralité.</text:span><text:span text:style-name="T71"> </text:span><text:span text:style-name="T75">La tragédie </text:span><text:span text:style-name="T78">propre à l’Empire Britannique est que ces méthodes violentes envers les populations autochtones seront transmises à ces dominions du Canada, d’Australie et d’Afrique du Sud qui perpétueront ces pratiques pendant encore plusieurs année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e32c" officeooo:paragraph-rsid="0017e32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Le Royaume-Uni et la décolonisation<text:tab/>12/05/2019</text:p>
      </style:header>
      <style:footer>
        <text:p text:style-name="Footer"><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7:46:26.282816451</meta:creation-date>
    <dc:date>2019-05-12T20:51:04.433633841</dc:date>
    <meta:editing-duration>PT2H13M55S</meta:editing-duration>
    <meta:editing-cycles>86</meta:editing-cycles>
    <meta:generator>LibreOffice/6.2.3.2$Linux_X86_64 LibreOffice_project/20$Build-2</meta:generator>
    <meta:document-statistic meta:table-count="0" meta:image-count="0" meta:object-count="0" meta:page-count="2" meta:paragraph-count="16" meta:word-count="1469" meta:character-count="9179" meta:non-whitespace-character-count="7700"/>
  </office:meta>
</office:document-meta>
</file>